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6bf" officeooo:paragraph-rsid="000e66bf"/>
    </style:style>
    <style:style style:name="T1" style:family="text">
      <style:text-properties officeooo:rsid="000c87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MA　コントローラ（DMACA）</text:p>
      <text:p text:style-name="Standard"/>
      <text:p text:style-name="Standard">RX210　グループは、４チャネルのDMAC（Direct Memory <text:span text:style-name="T1">Access Controller</text:span>）を内臓しています</text:p>
      <text:p text:style-name="Standard">DMAC<text:span text:style-name="T1">は、CPUを介さずにデータ転送を行います。DMACは転送要求が発生すると、転送元アドレスのデータを転送先アドレスへ転送します。</text:span></text:p>
      <text:p text:style-name="Standard"/>
      <text:p text:style-name="P1">１６。１概要</text:p>
      <text:p text:style-name="P1"/>
      <text:p text:style-name="Standard">表１６。１にDMACの仕様を図１６。１にDMACのブロック図を示します</text:p>
      <text:p text:style-name="Standard">DMAの仕様：</text:p>
      <text:p text:style-name="Standard"/>
      <text:p text:style-name="Standard">項目：</text:p>
      <text:p text:style-name="Standard"/>
      <text:p text:style-name="Standard"/>
      <text:p text:style-name="Standard">最大転送データ数：１Mデータ（ブロック転送モード最大総転送数：１０２４データx１０２４ブロック）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18:55.678230744</meta:creation-date>
    <meta:generator>LibreOffice/5.1.6.2$Linux_X86_64 LibreOffice_project/10m0$Build-2</meta:generator>
    <dc:date>2019-01-17T11:03:29.624744693</dc:date>
    <meta:editing-duration>PT6H59M38S</meta:editing-duration>
    <meta:editing-cycles>8</meta:editing-cycles>
    <meta:document-statistic meta:table-count="0" meta:image-count="0" meta:object-count="0" meta:page-count="1" meta:paragraph-count="8" meta:word-count="188" meta:character-count="246" meta:non-whitespace-character-count="241"/>
  </office:meta>
</office:document-meta>
</file>